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200000192F289AC7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7.297cm" fo:margin-left="0.016cm" fo:margin-right="-0.002cm" style:page-number="auto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49cm" fo:border-left="0.05pt solid #000000" fo:border-right="0.05pt solid #000000" fo:border-top="0.05pt solid #000000" fo:border-bottom="none" style:writing-mode="lr-tb"/>
    </style:style>
    <style:style style:name="Tabelle1.A2" style:family="table-cell">
      <style:table-cell-properties style:vertical-align="top" fo:padding="0.049cm" fo:border-left="0.05pt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5pt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.B9" style:family="table-cell">
      <style:table-cell-properties style:vertical-align="top" fo:padding="0.049cm" fo:border-left="none" fo:border-right="0.05pt solid #000000" fo:border-top="none" fo:border-bottom="0.05pt solid #000000" style:writing-mode="lr-tb"/>
    </style:style>
    <style:style style:name="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5" style:family="paragraph" style:parent-style-name="Marginalia">
      <style:paragraph-properties fo:text-align="start" style:justify-single-word="false"/>
    </style:style>
    <style:style style:name="P6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7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9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PTE_20_Hauptext">
      <style:paragraph-properties fo:margin-left="0cm" fo:margin-right="0.116cm" fo:text-indent="0cm" style:auto-text-indent="false"/>
    </style:style>
    <style:style style:name="P1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1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1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1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1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1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18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PTE_20_Numbering" style:list-style-name="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7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Zeit</text:p>
          </table:table-cell>
          <table:table-cell table:style-name="Tabelle1.B2" office:value-type="string">
            <text:list xml:id="list1018614111" text:style-name="WW8Num2">
              <text:list-header>
                <text:p text:style-name="P18">{zeit}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Ziel</text:p>
          </table:table-cell>
          <table:table-cell table:style-name="Tabelle1.B2" office:value-type="string">
            <text:p text:style-name="P19">{ziel} </text:p>
          </table:table-cell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2" office:value-type="string">
            <text:p text:style-name="P16">Methode</text:p>
          </table:table-cell>
          <table:table-cell table:style-name="Tabelle1.B2" office:value-type="string">
            <text:p text:style-name="P19">{methode} </text:p>
          </table:table-cell>
        </table:table-row>
        <table:table-row table:style-name="Tabelle1.1">
          <table:table-cell table:style-name="Tabelle1.A2" office:value-type="string">
            <text:p text:style-name="P8"/>
          </table:table-cell>
          <table:table-cell table:style-name="Tabelle1.B2" office:value-type="string">
            <text:p text:style-name="P9"/>
          </table:table-cell>
        </table:table-row>
        <table:table-row table:style-name="Tabelle1.1">
          <table:table-cell table:style-name="Tabelle1.A9" office:value-type="string">
            <text:p text:style-name="P16">Material</text:p>
          </table:table-cell>
          <table:table-cell table:style-name="Tabelle1.B9" office:value-type="string">
            <text:p text:style-name="P19">{material}</text:p>
          </table:table-cell>
        </table:table-row>
      </table:table>
      <text:p text:style-name="P11"/>
      <text:p text:style-name="P15"><draw:frame draw:style-name="fr1" draw:name="Rahmen1" text:anchor-type="char" svg:x="13.57cm" svg:y="0.529cm" svg:width="3.72cm" draw:z-index="0"><draw:text-box fo:min-height="1cm"><text:p text:style-name="P6">Tipp</text:p><text:p text:style-name="Marginalia"/><text:p text:style-name="P5">{tip}</text:p><text:p text:style-name="Marginalia"/><text:p text:style-name="Marginalia"/></draw:text-box></draw:frame>Inhalt</text:p>
      <text:p text:style-name="P12"/>
      <text:p text:style-name="P10">{Inhalt}</text:p>
      <text:p text:style-name="P7"><text:tab/><text:tab/></text:p>
      <text:p text:style-name="P13">[!-- BEGIN bilder --]<text:line-break/>{bild}<text:line-break/></text:p>
      <text:p text:style-name="P14">{titel}<text:line-break/></text:p>
      <text:p text:style-name="P1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="100%" fo:margin-left="-2.559cm" fo:margin-right="0cm" fo:margin-top="0cm" fo:margin-bottom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="100%" fo:margin-left="-0.318cm" fo:margin-right="-0.508cm" fo:margin-top="0cm" fo:margin-bottom="0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="100%" fo:margin-left="0cm" fo:margin-right="4.3cm" fo:margin-top="0cm" fo:margin-bottom="0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="100%" fo:margin-left="4.3cm" fo:margin-right="0cm" fo:margin-top="0cm" fo:margin-bottom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="100%" fo:margin-left="0.28cm" fo:margin-right="0cm" fo:margin-top="0cm" fo:margin-bottom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title}</dc:title>
    <meta:initial-creator>ich du</meta:initial-creator>
    <meta:creation-date>2010-04-21T12:03:00</meta:creation-date>
    <dc:creator>chris </dc:creator>
    <dc:date>2012-07-14T23:11:18</dc:date>
    <meta:print-date>2010-06-25T11:29:08</meta:print-date>
    <meta:editing-cycles>45</meta:editing-cycles>
    <meta:printed-by>Christoph Herbst</meta:printed-by>
    <meta:generator>LibreOffice/3.5$Linux_X86_64 LibreOffice_project/350m1$Build-2</meta:generator>
    <meta:editing-duration>PT7H29M1S</meta:editing-duration>
    <meta:document-statistic meta:table-count="1" meta:image-count="1" meta:object-count="0" meta:page-count="1" meta:paragraph-count="21" meta:word-count="47" meta:character-count="286" meta:non-whitespace-character-count="252"/>
    <meta:user-defined meta:name="Info 1"/>
    <meta:user-defined meta:name="Info 2"/>
    <meta:user-defined meta:name="Info 3"/>
    <meta:user-defined meta:name="Info 4"/>
  </office:meta>
</office:document-meta>
</file>